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4.728cm" fo:min-width="1.405cm" fo:padding-top="0.231cm" fo:padding-bottom="0.231cm" fo:padding-left="0.356cm" fo:padding-right="0.356cm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111111" draw:textarea-horizontal-align="justify" draw:textarea-vertical-align="middle" draw:auto-grow-height="false" fo:min-height="0.918cm" fo:min-width="0.452cm" loext:decorative="false"/>
    </style:style>
    <style:style style:name="gr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.283cm" fo:min-width="1.723cm" fo:padding-top="0.204cm" fo:padding-bottom="0.204cm" fo:padding-left="0.329cm" fo:padding-right="0.3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11111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4.978cm" svg:x="1.317cm" svg:y="2.58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52cm" svg:height="1.168cm" svg:x="7.033cm" svg:y="2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52cm" svg:height="1.168cm" svg:x="7.668cm" svg:y="4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52cm" svg:height="1.168cm" svg:x="6.715cm" svg:y="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3cm" svg:height="0.533cm" svg:x="3.222cm" svg:y="8.30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9.982cm" fo:page-height="9.9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20:21:38.341225369</meta:creation-date>
    <dc:date>2025-02-21T20:33:01.814103203</dc:date>
    <meta:editing-duration>PT11M24S</meta:editing-duration>
    <meta:editing-cycles>2</meta:editing-cycles>
    <meta:generator>LibreOffice/24.2.7.2$Linux_X86_64 LibreOffice_project/420$Build-2</meta:generator>
    <meta:document-statistic meta:object-count="5"/>
  </office:meta>
</office:document-meta>
</file>